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351.44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Level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hat kind of data is it ?</text:p>
          </table:table-cell>
          <table:table-cell/>
          <table:table-cell office:value-type="string" calcext:value-type="string">
            <text:p>line plot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s it <text:s/>the same as the past ?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scatter plot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edict from last 48h <text:s/>(eeeeeew)</text:p>
          </table:table-cell>
          <table:table-cell office:value-type="string" calcext:value-type="string">
            <text:p>LinReg, Multivar LinReg</text:p>
          </table:table-cell>
          <table:table-cell/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here is the error, exactly ?</text:p>
          </table:table-cell>
          <table:table-cell office:value-type="string" calcext:value-type="string">
            <text:p>Error eval</text:p>
          </table:table-cell>
          <table:table-cell office:value-type="string" calcext:value-type="string">
            <text:p>MAE, lineplot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hat timesteps have the most error ?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far back should we go ?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ACF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Predict </text:p>
          </table:table-cell>
          <table:table-cell office:value-type="string" calcext:value-type="string">
            <text:p>Order ?</text:p>
          </table:table-cell>
          <table:table-cell office:value-type="string" calcext:value-type="string">
            <text:p>AR(p)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 we correct error ? <text:s/>Not from last only….</text:p>
          </table:table-cell>
          <table:table-cell office:value-type="string" calcext:value-type="string">
            <text:p>Error correctio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Short term variations ?</text:p>
          </table:table-cell>
          <table:table-cell office:value-type="string" calcext:value-type="string">
            <text:p>Average - moving 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es error increase over time ?</text:p>
          </table:table-cell>
          <table:table-cell office:value-type="string" calcext:value-type="string">
            <text:p>Smoothing, Stationarity</text:p>
          </table:table-cell>
          <table:table-cell office:value-type="string" calcext:value-type="string">
            <text:p>Moving averag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 we get rid of it ?</text:p>
          </table:table-cell>
          <table:table-cell office:value-type="string" calcext:value-type="string">
            <text:p>Differencing</text:p>
          </table:table-cell>
          <table:table-cell office:value-type="string" calcext:value-type="string">
            <text:p>(could manually), ARIM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 we use a different weight for each timestep ? → learn based on the erro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airplot, boxplot of errors</text:p>
          </table:table-cell>
          <table:table-cell/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Weight depends on error <text:s/>…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eural Network</text:p>
          </table:table-cell>
          <table:table-cell/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n-linear mod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are we missing ? If scatter looks more like curve than line</text:p>
          </table:table-cell>
          <table:table-cell office:value-type="string" calcext:value-type="string">
            <text:p>Non-linearity</text:p>
          </table:table-cell>
          <table:table-cell office:value-type="string" calcext:value-type="string">
            <text:p>scatter plt, normal distribu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s it … 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uld variables interact w/ each other ?</text:p>
          </table:table-cell>
          <table:table-cell/>
          <table:table-cell office:value-type="string" calcext:value-type="string">
            <text:p>polynomial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if non-gaussian, relationship is non-li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xplo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8:39:39.952190542</meta:creation-date>
    <dc:date>2019-12-02T20:40:44.247646956</dc:date>
    <meta:editing-duration>PT4M58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